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Heading_20_4" style:list-style-name="WWNum1">
      <style:paragraph-properties fo:margin-left="0.5in" fo:margin-right="0in" fo:margin-top="0.1665in" fo:margin-bottom="0in" loext:contextual-spacing="false" fo:line-height="100%" fo:keep-together="auto" fo:text-indent="-0.25in" style:auto-text-indent="false" fo:keep-with-next="auto"/>
    </style:style>
    <style:style style:name="P6" style:family="paragraph" style:parent-style-name="Heading_20_4" style:list-style-name="WWNum1">
      <style:paragraph-properties fo:margin-left="0.5in" fo:margin-right="0in" fo:margin-top="0in" fo:margin-bottom="0in" loext:contextual-spacing="false" fo:line-height="100%" fo:keep-together="auto" fo:text-indent="-0.25in" style:auto-text-indent="false" fo:keep-with-next="auto"/>
    </style:style>
    <style:style style:name="P7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fo:color="#000000" fo:font-size="11pt" style:text-underline-style="none" fo:font-weight="bold" style:font-size-asian="11pt" style:font-weight-asian="bold" style:font-size-complex="11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style:text-position="sub 58%" fo:font-size="11pt" style:font-size-asian="11pt" style:font-size-complex="11pt"/>
    </style:style>
    <style:style style:name="T6" style:family="text">
      <style:text-properties style:text-position="sub 58%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8oil71u0lrmg"/><text:span text:style-name="T1">Representación de la información (ejercicios 1):</text:span></text:p>
      <text:list xml:id="list691428707" text:style-name="WWNum1">
        <text:list-item>
          <text:p text:style-name="P5"><text:bookmark text:name="_m9b8lwdwb730"/><text:span text:style-name="T2">Conversión de Decimal a Binario</text:span></text:p>
          <text:list>
            <text:list-item>
              <text:p text:style-name="P1"><text:span text:style-name="T4">25</text:span><text:span text:style-name="T5">10</text:span></text:p>
            </text:list-item>
            <text:list-item>
              <text:p text:style-name="P1"><text:span text:style-name="T4">47</text:span><text:span text:style-name="T5">10</text:span></text:p>
            </text:list-item>
            <text:list-item>
              <text:p text:style-name="P1">100<text:span text:style-name="T6">10</text:span></text:p>
            </text:list-item>
            <text:list-item>
              <text:p text:style-name="P1">255<text:span text:style-name="T6">10</text:span></text:p>
            </text:list-item>
          </text:list>
        </text:list-item>
        <text:list-item>
          <text:p text:style-name="P2"><text:span text:style-name="T2">Conversión de Binario a Decimal</text:span></text:p>
          <text:list>
            <text:list-item>
              <text:p text:style-name="P3">10110<text:span text:style-name="T6">2</text:span></text:p>
            </text:list-item>
            <text:list-item>
              <text:p text:style-name="P3">110111<text:span text:style-name="T6">2</text:span></text:p>
            </text:list-item>
            <text:list-item>
              <text:p text:style-name="P3">10000111<text:span text:style-name="T6">2</text:span></text:p>
            </text:list-item>
            <text:list-item>
              <text:p text:style-name="P3">11111111<text:span text:style-name="T6">2</text:span></text:p>
            </text:list-item>
          </text:list>
        </text:list-item>
        <text:list-item>
          <text:p text:style-name="P6"><text:bookmark text:name="_isl49bk2wnsq"/><text:span text:style-name="T2">Conversión de Binario a Octal</text:span></text:p>
          <text:list>
            <text:list-item>
              <text:p text:style-name="P3">110110<text:span text:style-name="T6">2</text:span></text:p>
            </text:list-item>
            <text:list-item>
              <text:p text:style-name="P3">1010011<text:span text:style-name="T6">2</text:span></text:p>
            </text:list-item>
            <text:list-item>
              <text:p text:style-name="P3">1111011<text:span text:style-name="T6">2</text:span></text:p>
            </text:list-item>
            <text:list-item>
              <text:p text:style-name="P3">10001111<text:span text:style-name="T6">2</text:span></text:p>
            </text:list-item>
          </text:list>
        </text:list-item>
        <text:list-item>
          <text:p text:style-name="P6"><text:bookmark text:name="_apl025djowbx"/><text:span text:style-name="T2">Conversión de Octal a Binario</text:span></text:p>
          <text:list>
            <text:list-item>
              <text:p text:style-name="P3">157<text:span text:style-name="T6">8</text:span></text:p>
            </text:list-item>
            <text:list-item>
              <text:p text:style-name="P3">324<text:span text:style-name="T6">8</text:span></text:p>
            </text:list-item>
            <text:list-item>
              <text:p text:style-name="P3">721<text:span text:style-name="T6">8</text:span></text:p>
            </text:list-item>
            <text:list-item>
              <text:p text:style-name="P3">555<text:span text:style-name="T6">8</text:span></text:p>
            </text:list-item>
          </text:list>
        </text:list-item>
        <text:list-item>
          <text:p text:style-name="P6"><text:bookmark text:name="_wqnkv9d6tepk"/><text:span text:style-name="T2">Conversión de Binario a Hexadecimal</text:span></text:p>
          <text:list>
            <text:list-item>
              <text:p text:style-name="P3">10110110<text:span text:style-name="T6">2</text:span></text:p>
            </text:list-item>
            <text:list-item>
              <text:p text:style-name="P3">11110000<text:span text:style-name="T6">2</text:span></text:p>
            </text:list-item>
            <text:list-item>
              <text:p text:style-name="P3">110101011<text:span text:style-name="T6">2</text:span></text:p>
            </text:list-item>
            <text:list-item>
              <text:p text:style-name="P3"><text:soft-page-break/>11101111<text:span text:style-name="T6">2</text:span></text:p>
            </text:list-item>
          </text:list>
        </text:list-item>
        <text:list-item>
          <text:p text:style-name="P6"><text:bookmark text:name="_oxli096l2t88"/><text:span text:style-name="T2">Conversión de Hexadecimal a Binario</text:span></text:p>
          <text:list>
            <text:list-item>
              <text:p text:style-name="P3">1F3<text:span text:style-name="T6">16</text:span></text:p>
            </text:list-item>
            <text:list-item>
              <text:p text:style-name="P3">A7B<text:span text:style-name="T6">16</text:span></text:p>
            </text:list-item>
            <text:list-item>
              <text:p text:style-name="P3">9C4<text:span text:style-name="T6">16</text:span></text:p>
            </text:list-item>
            <text:list-item>
              <text:p text:style-name="P4">D2F<text:span text:style-name="T6">16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90" meta:character-count="452" meta:non-whitespace-character-count="423"/>
    <meta:generator>LibreOfficeDev/6.0.5.2$Linux_X86_64 LibreOffice_project/</meta:generator>
  </office:meta>
</office:document-meta>
</file>